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0C0000000CB9B7171EC206B548.gif" manifest:media-type="image/gif"/>
  <manifest:file-entry manifest:full-path="Pictures/100000010000000A0000000A84ADB776AB977FF1.gif" manifest:media-type="image/gif"/>
  <manifest:file-entry manifest:full-path="Pictures/100000010000000C0000000CBDCD47AAE54DFA04.gif" manifest:media-type="image/gi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apple-system, 'Segoe UI', Roboto, Ubuntu, Cantarell, 'Noto Sans', sans-serif, Arial"/>
  </office:font-face-decls>
  <office:automatic-styles>
    <style:style style:name="P1" style:family="paragraph" style:parent-style-name="Standard">
      <style:text-properties officeooo:rsid="000a069c" officeooo:paragraph-rsid="000a069c"/>
    </style:style>
    <style:style style:name="P2" style:family="paragraph" style:parent-style-name="Text_20_body">
      <style:paragraph-properties fo:text-align="center" style:justify-single-word="false"/>
      <style:text-properties fo:font-size="28pt" fo:font-weight="bold" officeooo:rsid="000a70b6" officeooo:paragraph-rsid="000a70b6" style:font-size-asian="28pt" style:font-weight-asian="bold" style:font-size-complex="28pt" style:font-weight-complex="bold"/>
    </style:style>
    <style:style style:name="P3" style:family="paragraph" style:parent-style-name="Text_20_body">
      <style:text-properties officeooo:rsid="001990f4" officeooo:paragraph-rsid="001990f4"/>
    </style:style>
    <style:style style:name="P4" style:family="paragraph" style:parent-style-name="Standard" style:list-style-name="L1">
      <style:text-properties officeooo:paragraph-rsid="001990f4"/>
    </style:style>
    <style:style style:name="P5" style:family="paragraph" style:parent-style-name="Standard" style:list-style-name="L1">
      <style:text-properties officeooo:rsid="000d065e" officeooo:paragraph-rsid="000e6cce"/>
    </style:style>
    <style:style style:name="P6" style:family="paragraph" style:parent-style-name="Standard" style:list-style-name="L1">
      <style:text-properties officeooo:rsid="000d065e" officeooo:paragraph-rsid="001990f4"/>
    </style:style>
    <style:style style:name="P7" style:family="paragraph" style:parent-style-name="Standard" style:list-style-name="L1">
      <style:text-properties officeooo:rsid="000e6cce" officeooo:paragraph-rsid="000e6cce"/>
    </style:style>
    <style:style style:name="P8" style:family="paragraph" style:parent-style-name="Standard" style:list-style-name="L2">
      <style:text-properties fo:font-weight="bold" officeooo:rsid="000a069c" officeooo:paragraph-rsid="000a069c" style:font-weight-asian="bold" style:font-weight-complex="bold"/>
    </style:style>
    <style:style style:name="P9" style:family="paragraph" style:parent-style-name="Standard" style:list-style-name="L3">
      <style:text-properties fo:font-weight="bold" officeooo:rsid="00150a65" officeooo:paragraph-rsid="00150a65" style:font-weight-asian="bold" style:font-weight-complex="bold"/>
    </style:style>
    <style:style style:name="P10" style:family="paragraph" style:parent-style-name="Standard" style:list-style-name="L3">
      <style:text-properties fo:font-weight="bold" officeooo:rsid="00162904" officeooo:paragraph-rsid="00162904" style:font-weight-asian="bold" style:font-weight-complex="bold"/>
    </style:style>
    <style:style style:name="P11" style:family="paragraph" style:parent-style-name="Standard" style:list-style-name="L2">
      <style:text-properties officeooo:rsid="000a70b6" officeooo:paragraph-rsid="000a70b6"/>
    </style:style>
    <style:style style:name="P12" style:family="paragraph" style:parent-style-name="Standard" style:list-style-name="L2">
      <style:text-properties officeooo:rsid="00145e11" officeooo:paragraph-rsid="00145e11"/>
    </style:style>
    <style:style style:name="P13" style:family="paragraph" style:parent-style-name="Standard" style:list-style-name="L2">
      <style:text-properties officeooo:rsid="000b26a0" officeooo:paragraph-rsid="000b26a0"/>
    </style:style>
    <style:style style:name="P14" style:family="paragraph" style:parent-style-name="Standard" style:list-style-name="L3">
      <style:text-properties officeooo:rsid="000b26a0" officeooo:paragraph-rsid="000b26a0"/>
    </style:style>
    <style:style style:name="P15" style:family="paragraph" style:parent-style-name="Standard" style:list-style-name="L2">
      <style:text-properties officeooo:rsid="0010304b" officeooo:paragraph-rsid="0010304b"/>
    </style:style>
    <style:style style:name="P16" style:family="paragraph" style:parent-style-name="Standard" style:list-style-name="L2">
      <style:text-properties officeooo:rsid="00110bef" officeooo:paragraph-rsid="00110bef"/>
    </style:style>
    <style:style style:name="P17" style:family="paragraph" style:parent-style-name="Standard" style:list-style-name="L3">
      <style:text-properties officeooo:rsid="00110bef" officeooo:paragraph-rsid="00110bef"/>
    </style:style>
    <style:style style:name="P18" style:family="paragraph" style:parent-style-name="Standard" style:list-style-name="L3">
      <style:text-properties officeooo:rsid="000bddd9" officeooo:paragraph-rsid="000bddd9"/>
    </style:style>
    <style:style style:name="P19" style:family="paragraph" style:parent-style-name="Standard" style:list-style-name="L3">
      <style:text-properties officeooo:rsid="000cb4e3" officeooo:paragraph-rsid="000cb4e3"/>
    </style:style>
    <style:style style:name="P20" style:family="paragraph" style:parent-style-name="Standard" style:list-style-name="L3">
      <style:text-properties officeooo:rsid="00150a65" officeooo:paragraph-rsid="00150a65"/>
    </style:style>
    <style:style style:name="P21" style:family="paragraph" style:parent-style-name="Standard" style:list-style-name="L3">
      <style:text-properties officeooo:rsid="00162904" officeooo:paragraph-rsid="00162904"/>
    </style:style>
    <style:style style:name="P22" style:family="paragraph" style:parent-style-name="Standard" style:list-style-name="L3">
      <style:text-properties fo:font-weight="normal" officeooo:rsid="001901da" officeooo:paragraph-rsid="001901da" style:font-weight-asian="normal" style:font-weight-complex="normal"/>
    </style:style>
    <style:style style:name="P23" style:family="paragraph" style:parent-style-name="Standard" style:list-style-name="L3">
      <style:text-properties fo:font-weight="normal" officeooo:rsid="00173332" officeooo:paragraph-rsid="00162904" style:font-weight-asian="normal" style:font-weight-complex="normal"/>
    </style:style>
    <style:style style:name="P24" style:family="paragraph" style:parent-style-name="Standard" style:list-style-name="L3">
      <style:text-properties officeooo:rsid="001c0641" officeooo:paragraph-rsid="001c0641"/>
    </style:style>
    <style:style style:name="T1" style:family="text">
      <style:text-properties fo:font-variant="normal" fo:text-transform="none" fo:color="#000000" loext:opacity="100%" style:font-name="system-ui" fo:font-size="12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Liberation Sans" fo:font-size="28pt" fo:letter-spacing="normal" fo:font-style="normal" fo:font-weight="normal" style:font-size-asian="28pt" style:font-size-complex="28pt"/>
    </style:style>
    <style:style style:name="T3" style:family="text">
      <style:text-properties fo:font-variant="normal" fo:text-transform="none" fo:color="#000000" loext:opacity="100%" style:font-name="Liberation Sans" fo:font-size="28pt" fo:letter-spacing="normal" fo:font-style="normal" fo:font-weight="normal" officeooo:rsid="000a069c" style:font-size-asian="28pt" style:font-size-complex="28pt"/>
    </style:style>
    <style:style style:name="T4" style:family="text">
      <style:text-properties officeooo:rsid="000bddd9"/>
    </style:style>
    <style:style style:name="T5" style:family="text">
      <style:text-properties officeooo:rsid="000e6cce"/>
    </style:style>
    <style:style style:name="T6" style:family="text">
      <style:text-properties fo:font-size="16pt" officeooo:rsid="000e6cce" style:font-size-asian="16pt" style:font-size-complex="16pt"/>
    </style:style>
    <style:style style:name="T7" style:family="text">
      <style:text-properties officeooo:rsid="0010304b"/>
    </style:style>
    <style:style style:name="T8" style:family="text">
      <style:text-properties officeooo:rsid="001298f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990f4" style:font-weight-asian="bold" style:font-weight-complex="bold"/>
    </style:style>
    <style:style style:name="T11" style:family="text">
      <style:text-properties officeooo:rsid="00145e11"/>
    </style:style>
    <style:style style:name="T12" style:family="text">
      <style:text-properties officeooo:rsid="00150a65"/>
    </style:style>
    <style:style style:name="T13" style:family="text">
      <style:text-properties officeooo:rsid="00162904"/>
    </style:style>
    <style:style style:name="T14" style:family="text">
      <style:text-properties officeooo:rsid="001990f4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b51ad" style:font-weight-asian="normal" style:font-weight-complex="normal"/>
    </style:style>
    <style:style style:name="T17" style:family="text">
      <style:text-properties officeooo:rsid="001b51ad"/>
    </style:style>
    <style:style style:name="T18" style:family="text">
      <style:text-properties officeooo:rsid="001c0641"/>
    </style:style>
    <style:style style:name="T19" style:family="text">
      <style:text-properties officeooo:rsid="001f64d6"/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image text:level="2" xlink:href="Pictures/100000010000000C0000000CBDCD47AAE54DFA04.gif" xlink:type="simple" xlink:show="embed" xlink:actuate="onLoad">
        <style:list-level-properties text:list-level-position-and-space-mode="label-alignment" style:vertical-pos="middle" style:vertical-rel="line" fo:width="0.1252in" fo:height="0.1252in">
          <style:list-level-label-alignment text:label-followed-by="listtab" text:list-tab-stop-position="0.75in" fo:text-indent="-0.25in" fo:margin-left="0.75in"/>
        </style:list-level-properties>
      </text:list-level-style-image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image text:level="2" xlink:href="Pictures/100000010000000C0000000CBDCD47AAE54DFA04.gif" xlink:type="simple" xlink:show="embed" xlink:actuate="onLoad">
        <style:list-level-properties text:list-level-position-and-space-mode="label-alignment" style:vertical-pos="middle" style:vertical-rel="line" fo:width="0.1252in" fo:height="0.1252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0010000000A0000000A84ADB776AB977FF1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1in" fo:text-indent="-0.25in" fo:margin-left="1in"/>
        </style:list-level-properties>
      </text:list-level-style-image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image text:level="2" xlink:href="Pictures/100000010000000C0000000CBDCD47AAE54DFA04.gif" xlink:type="simple" xlink:show="embed" xlink:actuate="onLoad">
        <style:list-level-properties text:list-level-position-and-space-mode="label-alignment" style:vertical-pos="middle" style:vertical-rel="line" fo:width="0.1252in" fo:height="0.1252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0010000000A0000000A84ADB776AB977FF1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0010000000C0000000CB9B7171EC206B548.gif" xlink:type="simple" xlink:show="embed" xlink:actuate="onLoad">
        <style:list-level-properties text:list-level-position-and-space-mode="label-alignment" style:vertical-pos="middle" style:vertical-rel="line" fo:width="0.1252in" fo:height="0.1252in">
          <style:list-level-label-alignment text:label-followed-by="listtab" text:list-tab-stop-position="1.25in" fo:text-indent="-0.25in" fo:margin-left="1.25in"/>
        </style:list-level-properties>
      </text:list-level-style-image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x University</text:p>
      <text:p text:style-name="P2">(OxU)</text:p>
      <text:p text:style-name="Title"><text:span text:style-name="T2">From the strength of an ox </text:span><text:span text:style-name="T3">co</text:span><text:span text:style-name="T2">me abundant harvests.</text:span><text:span text:style-name="T1"> </text:span>Proverbs 14:4b</text:p>
      <text:p text:style-name="P1"/>
      <text:h text:style-name="Heading_20_1" text:outline-level="1"><text:span text:style-name="T9">Goal</text:span><text:span text:style-name="T10">s</text:span></text:h>
      <text:p text:style-name="P3"><text:span text:style-name="T15">Train up people and leaders that wil</text:span><text:span text:style-name="T16">l</text:span><text:span text:style-name="T15">:</text:span></text:p>
      <text:list xml:id="list1134291166" text:style-name="L1">
        <text:list-item>
          <text:p text:style-name="P5">Transform communities <text:s/></text:p>
          <text:list>
            <text:list-item>
              <text:p text:style-name="P6">Transform individuals<text:span text:style-name="T5"> </text:span><text:span text:style-name="T6">→</text:span><text:span text:style-name="T5"> </text:span><text:span text:style-name="T14">f</text:span><text:span text:style-name="T5">amilies </text:span></text:p>
            </text:list-item>
            <text:list-item>
              <text:p text:style-name="P4"><text:span text:style-name="T5">Transform neighborhoods </text:span><text:span text:style-name="T6">→</text:span><text:span text:style-name="T5"> cities </text:span><text:span text:style-name="T6">→</text:span><text:span text:style-name="T5"> states </text:span><text:span text:style-name="T6">→</text:span><text:span text:style-name="T5"> nations </text:span></text:p>
            </text:list-item>
          </text:list>
        </text:list-item>
        <text:list-item>
          <text:p text:style-name="P7"><text:span text:style-name="T11">Learn to w</text:span>alk in the anointing of the Holy Ghost</text:p>
        </text:list-item>
        <text:list-item>
          <text:p text:style-name="P7"><text:span text:style-name="T11">Grow to l</text:span>ov<text:span text:style-name="T11">e</text:span> God – heart soul mind</text:p>
        </text:list-item>
      </text:list>
      <text:p text:style-name="P1"/>
      <text:h text:style-name="Heading_20_1" text:outline-level="1"><text:span text:style-name="T17">OxU</text:span> Culture</text:h>
      <text:list xml:id="list2822478149" text:style-name="L2">
        <text:list-item>
          <text:p text:style-name="P8">Intense prayer <text:span text:style-name="T11">and warring </text:span>for the kingdom</text:p>
          <text:list>
            <text:list-item>
              <text:p text:style-name="P11">Every semester – this is stressed, taught and applied</text:p>
            </text:list-item>
            <text:list-item>
              <text:p text:style-name="P11">Prayer – daily personal time, frequent corporate <text:span text:style-name="T18">prayer</text:span> gatherings and <text:span text:style-name="T18">praying </text:span>on the streets for all peoples </text:p>
            </text:list-item>
            <text:list-item>
              <text:p text:style-name="P12">Frequent times of corporate warring for children, families, marriages, those incarcerated, government, pastors, and movement of God.</text:p>
            </text:list-item>
          </text:list>
        </text:list-item>
        <text:list-item>
          <text:p text:style-name="P11"><text:span text:style-name="T9">Business</text:span> – there is a need to fund the end time harvest. What talents do the O<text:span text:style-name="T14">x</text:span>U students currently have that can be turned into revenue producing businesses? Students will learn about running a business and managing people.</text:p>
          <text:list>
            <text:list-item>
              <text:p text:style-name="P11">What businesses are currently being done <text:span text:style-name="T17">by ICA</text:span>?</text:p>
              <text:list>
                <text:list-item>
                  <text:p text:style-name="P11">Catering</text:p>
                </text:list-item>
                <text:list-item>
                  <text:p text:style-name="P11">Food truck</text:p>
                </text:list-item>
                <text:list-item>
                  <text:p text:style-name="P11">Security – event security</text:p>
                </text:list-item>
                <text:list-item>
                  <text:p text:style-name="P11">Event setup – tents, sound, etc</text:p>
                </text:list-item>
              </text:list>
            </text:list-item>
            <text:list-item>
              <text:p text:style-name="P11">What other businesses could easily be created</text:p>
              <text:list>
                <text:list-item>
                  <text:p text:style-name="P11">Office/home cleaning</text:p>
                </text:list-item>
                <text:list-item>
                  <text:p text:style-name="P11">Construction – welding, carpentry, <text:span text:style-name="T8">drywall, electrical, HVAC, roofing, painting</text:span></text:p>
                </text:list-item>
                <text:list-item>
                  <text:p text:style-name="P11">Small engine</text:p>
                </text:list-item>
                <text:list-item>
                  <text:p text:style-name="P11">Yard care, junk removal</text:p>
                </text:list-item>
              </text:list>
            </text:list-item>
          </text:list>
        </text:list-item>
        <text:list-item>
          <text:p text:style-name="P13"><text:span text:style-name="T9">Agriculture</text:span> – <text:span text:style-name="T7">students need to learn about and be able to teach about growing </text:span><text:span text:style-name="T17">of</text:span><text:span text:style-name="T7"> food to remove reliance on other sources, in particular the government programs</text:span></text:p>
          <text:list>
            <text:list-item>
              <text:p text:style-name="P15"><text:soft-page-break/>Greenhouses</text:p>
            </text:list-item>
            <text:list-item>
              <text:p text:style-name="P15">Aquaphonics</text:p>
            </text:list-item>
            <text:list-item>
              <text:p text:style-name="P15">Raised bed/intensive gardening</text:p>
            </text:list-item>
            <text:list-item>
              <text:p text:style-name="P16">Seed harvesting/storage</text:p>
            </text:list-item>
          </text:list>
        </text:list-item>
      </text:list>
      <text:h text:style-name="Heading_20_1" text:outline-level="1">Curriculum/<text:span text:style-name="T19">courses</text:span></text:h>
      <text:list xml:id="list732689507" text:style-name="L3">
        <text:list-item>
          <text:p text:style-name="P14"><text:span text:style-name="T9">Newbies</text:span> – these would be <text:span text:style-name="T4">new students within ICA, not new students within OxU. </text:span><text:span text:style-name="T14">These are not requirements for OxU students. </text:span><text:span text:style-name="T4"><text:s/></text:span><text:span text:style-name="T11">They are included here so there is a pathway to move from </text:span><text:span text:style-name="T14">being</text:span><text:span text:style-name="T11"> a part of ICA </text:span><text:span text:style-name="T14">to be a student at</text:span><text:span text:style-name="T11"> OxU</text:span></text:p>
          <text:list>
            <text:list-item>
              <text:p text:style-name="P18"><text:span text:style-name="T8">Learn and follow the f</text:span>oundations of walk<text:span text:style-name="T8">ing with Christ</text:span></text:p>
            </text:list-item>
            <text:list-item>
              <text:p text:style-name="P18">Get personal life in order</text:p>
              <text:list>
                <text:list-item>
                  <text:p text:style-name="P18">Medical/dental needs addressed</text:p>
                </text:list-item>
                <text:list-item>
                  <text:p text:style-name="P18">Work through legal issues – probation, fines, etc.</text:p>
                </text:list-item>
                <text:list-item>
                  <text:p text:style-name="P18">Clear up DMV issues, obtain drive<text:span text:style-name="T7">r</text:span>'s license.</text:p>
                </text:list-item>
                <text:list-item>
                  <text:p text:style-name="P18">Address family/parenting issues</text:p>
                </text:list-item>
                <text:list-item>
                  <text:p text:style-name="P18"><text:span text:style-name="T18">Personal d</text:span>eliverance</text:p>
                </text:list-item>
              </text:list>
            </text:list-item>
          </text:list>
        </text:list-item>
        <text:list-item>
          <text:p text:style-name="P19"><text:span text:style-name="T9">Internships</text:span> – will be used to put into practice the acts of serving and for students to gain experience <text:span text:style-name="T17">by</text:span> applying what they are learning.</text:p>
          <text:list>
            <text:list-item>
              <text:p text:style-name="P19">Find Godly owned companies who are willing to work/support OxU</text:p>
              <text:list>
                <text:list-item>
                  <text:p text:style-name="P19">Come along side and serve these companies</text:p>
                </text:list-item>
              </text:list>
            </text:list-item>
            <text:list-item>
              <text:p text:style-name="P19">Work with government <text:span text:style-name="T14">agencies if possible</text:span></text:p>
            </text:list-item>
            <text:list-item>
              <text:p text:style-name="P17">Serve at the <text:span text:style-name="T14">big </text:span>ICA <text:span text:style-name="T14">facility</text:span> – many opportunities will exist</text:p>
            </text:list-item>
            <text:list-item>
              <text:p text:style-name="P20">Serve at various ICA <text:span text:style-name="T14">access </text:span>centers and events</text:p>
            </text:list-item>
            <text:list-item>
              <text:p text:style-name="P17">US Foods – dealing with the food could be an ongoing class project – <text:span text:style-name="T12">different people each semester</text:span></text:p>
            </text:list-item>
            <text:list-item>
              <text:p text:style-name="P17">As businesses sprout up from within ICA engage them to serve as places of learning and serving as well as income for the owners.</text:p>
            </text:list-item>
          </text:list>
        </text:list-item>
        <text:list-item>
          <text:p text:style-name="P9">Outreach</text:p>
          <text:list>
            <text:list-item>
              <text:p text:style-name="P20">OxU students will be required to <text:span text:style-name="T17">participate in</text:span> a specific number of hours <text:span text:style-name="T13">performing</text:span> outreach, and a certain number of souls saved in order to graduate. There will be twice weekly opportunities to engage in outreach</text:p>
              <text:list>
                <text:list-item>
                  <text:p text:style-name="P20">Go <text:span text:style-name="T13">out </text:span>on the streets winning souls – this is an imperative mission and will be required of ALL OxU students</text:p>
                </text:list-item>
                <text:list-item>
                  <text:p text:style-name="P20">“Saturday Class” – special opportunities to serve and <text:span text:style-name="T14">to win souls</text:span></text:p>
                </text:list-item>
                <text:list-item>
                  <text:p text:style-name="P21">Various other outreach opportunities.</text:p>
                </text:list-item>
              </text:list>
            </text:list-item>
          </text:list>
        </text:list-item>
        <text:list-item>
          <text:p text:style-name="P10">Bible Study</text:p>
          <text:list>
            <text:list-item>
              <text:p text:style-name="P21">There will be Bible studies going on <text:span text:style-name="T14">constantly</text:span>. Students will be required to be engaged in at least one study opportunity at all times.</text:p>
            </text:list-item>
            <text:list-item>
              <text:p text:style-name="P24">Bible verse memorization. There will be mandatory weekly Bible verse memorization for all OxU students.</text:p>
            </text:list-item>
          </text:list>
        </text:list-item>
        <text:list-item>
          <text:p text:style-name="P10">Courses</text:p>
          <text:list>
            <text:list-item>
              <text:p text:style-name="P22">The specifics of the courses to be offered is under development</text:p>
              <text:p text:style-name="P23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apple-system, 'Segoe UI', Roboto, Ubuntu, Cantarell, 'Noto Sans', sans-serif, Aria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2T12:55:29.473576900</meta:creation-date>
    <dc:date>2023-07-02T20:55:29.195648609</dc:date>
    <meta:editing-duration>PT43M44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2" meta:paragraph-count="59" meta:word-count="576" meta:character-count="3348" meta:non-whitespace-character-count="2860"/>
  </office:meta>
</office:document-meta>
</file>